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/>
    </style:style>
    <style:style style:name="T3" style:parent-style-name="Fonteparág.padrão" style:family="text">
      <style:text-properties fo:font-weight="bold" style:font-weight-asian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Fonteparág.padrão" style:family="text">
      <style:text-properties fo:font-weight="bold" style:font-weight-asian="bold"/>
    </style:style>
    <style:style style:name="T6" style:parent-style-name="Fonteparág.padrão" style:family="text">
      <style:text-properties style:font-name="Arial Unicode MS" style:font-name-asian="Arial Unicode MS" style:font-name-complex="Arial Unicode MS"/>
    </style:style>
    <style:style style:name="T7" style:parent-style-name="Fonteparág.padrão" style:family="text">
      <style:text-properties fo:font-weight="bold" style:font-weight-asian="bold"/>
    </style:style>
    <style:style style:name="T8" style:parent-style-name="Fonteparág.padrão" style:family="text">
      <style:text-properties fo:font-weight="bold" style:font-weight-asian="bold"/>
    </style:style>
    <style:style style:name="P9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Standard"><text:span text:style-name="T2">1)</text:span></text:p>
      <text:p text:style-name="Standard"><text:tab/>A aplicação contador universal possuirá dois estados sendo eles Conectado, para quando o usuário se conecta ao servidor e Jogando para quando o usuário entra<text:s/>definitivamente no jogo. Sendo assim as únicas transições serão de conectado para jogando ao receber um retorno JOGARREPLY#OK.</text:p>
      <text:p text:style-name="Standard"/>
      <text:p text:style-name="Standard"><text:span text:style-name="T3">Protocolo:</text:span></text:p>
      <text:p text:style-name="Standard">Estados: Conectado, Jogando;</text:p>
      <text:p text:style-name="Standard"/>
      <text:p text:style-name="P4">Transições:</text:p>
      <text:p text:style-name="Standard"><text:span text:style-name="T5">CONECTADO</text:span><text:span text:style-name="T6"><text:s/>→JOGARREPLY#OK→ <text:s/></text:span><text:span text:style-name="T7">JOGANDO</text:span></text:p>
      <text:p text:style-name="Standard"/>
      <text:p text:style-name="Standard"><text:span text:style-name="T8">Mensagens sincronas cliente/servidor</text:span></text:p>
      <text:p text:style-name="Standard"/>
      <text:p text:style-name="Standard">JOGAR</text:p>
      <text:p text:style-name="Standard">JOGARREPLY#OK||FAIL</text:p>
      <text:p text:style-name="Standard"/>
      <text:p text:style-name="Standard">APOSTAPAR</text:p>
      <text:p text:style-name="Standard">APOSTAPARREPLY#VITORIA||DERROTA</text:p>
      <text:p text:style-name="Standard"/>
      <text:p text:style-name="Standard">APOSTAIMPAR</text:p>
      <text:p text:style-name="Standard">APOSTAIMPARREPLY#VITORIA||DERROTA</text:p>
      <text:p text:style-name="Standard"/>
      <text:p text:style-name="Standard">PONTUACAO</text:p>
      <text:p text:style-name="Standard">PONTUACAOREPLY#PONTUACAO</text:p>
      <text:p text:style-name="Standard"/>
      <text:p text:style-name="P9">2)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c-eduardo</meta:initial-creator>
    <dc:creator>pc-eduardo</dc:creator>
    <meta:creation-date>2016-12-06T19:11:00Z</meta:creation-date>
    <dc:date>2017-06-16T22:37:00Z</dc:date>
    <meta:template xlink:href="Normal" xlink:type="simple"/>
    <meta:editing-cycles>1</meta:editing-cycles>
    <meta:editing-duration>PT540S</meta:editing-duration>
    <meta:document-statistic meta:page-count="1" meta:paragraph-count="1" meta:word-count="89" meta:character-count="574" meta:row-count="4" meta:non-whitespace-character-count="486"/>
  </office:meta>
</office:document-meta>
</file>